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4ea6b"/>
    </style:style>
    <style:style style:name="ce16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4ea6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9" table:number-columns-repeated="1011"/>
        </table:table-row>
        <table:table-row table:style-name="ro1">
          <table:table-cell table:style-name="ce11" office:value-type="string" calcext:value-type="string">
            <text:p>PRJNA59230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enosa</text:p>
          </table:table-cell>
          <table:table-cell table:style-name="ce7" office:value-type="string" calcext:value-type="string">
            <text:p>Wos et al.</text:p>
          </table:table-cell>
          <table:table-cell table:style-name="ce7" office:value-type="string" calcext:value-type="string">
            <text:p>Plant J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coordinates missing, also supposed to be RNAseq but labeled WGS? Not sure what’s up</text:p>
          </table:table-cell>
          <table:table-cell table:style-name="ce7" table:number-columns-repeated="3"/>
          <table:table-cell table:style-name="ce7" office:value-type="string" calcext:value-type="string">
            <text:p>10.1111/tpj.15105</text:p>
          </table:table-cell>
          <table:table-cell table:style-name="ce7" table:formula="of:=&quot;https://www.ebi.ac.uk/ena/browser/view/&quot;&amp;[.A2]" office:value-type="string" office:string-value="https://www.ebi.ac.uk/ena/browser/view/PRJNA592307" calcext:value-type="string">
            <text:p>https://www.ebi.ac.uk/ena/browser/view/PRJNA592307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office:value-type="string" calcext:value-type="string">
            <text:p>10.1093/nar/gkt1376</text:p>
          </table:table-cell>
          <table:table-cell table:style-name="ce7" table:formula="of:=&quot;https://www.ebi.ac.uk/ena/browser/view/&quot;&amp;[.A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table:formula="of:=&quot;https://www.ebi.ac.uk/ena/browser/view/&quot;&amp;[.A4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table:formula="of:=&quot;https://www.ebi.ac.uk/ena/browser/view/&quot;&amp;[.A5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1"/>
        </table:table-row>
        <table:table-row table:style-name="ro1">
          <table:table-cell table:style-name="ce13" office:value-type="string" calcext:value-type="string">
            <text:p>PRJEB1413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thaliana</text:p>
          </table:table-cell>
          <table:table-cell table:style-name="ce7" office:value-type="string" calcext:value-type="string">
            <text:p>Günther et al</text:p>
          </table:table-cell>
          <table:table-cell table:style-name="ce7" office:value-type="string" calcext:value-type="string">
            <text:p>Mol Ecol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string" calcext:value-type="string">
            <text:p>Possible duplicate of the other bioproject for this paper. Five poolseq pops in paired alpine valleys &amp; mountains.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orthern Italy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111/mec.13705</text:p>
          </table:table-cell>
          <table:table-cell table:style-name="ce7" table:formula="of:=&quot;https://www.ebi.ac.uk/ena/browser/view/&quot;&amp;[.A6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table:formula="of:=&quot;https://www.ebi.ac.uk/ena/browser/view/&quot;&amp;[.A7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1"/>
        </table:table-row>
        <table:table-row table:style-name="ro1">
          <table:table-cell table:style-name="ce16" office:value-type="string" calcext:value-type="string">
            <text:p>PRJNA66758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Konečná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arenosa wg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entral 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01/2021.01.15.426785 </text:p>
          </table:table-cell>
          <table:table-cell table:style-name="ce8" table:formula="of:=&quot;https://www.ebi.ac.uk/ena/browser/view/&quot;&amp;[.A8]" office:value-type="string" office:string-value="https://www.ebi.ac.uk/ena/browser/view/PRJNA667586" calcext:value-type="string">
            <text:p>https://www.ebi.ac.uk/ena/browser/view/PRJNA667586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NA506705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 &amp; halleri</text:p>
          </table:table-cell>
          <table:table-cell table:style-name="ce8" office:value-type="string" calcext:value-type="string">
            <text:p>Preite et al.</text:p>
          </table:table-cell>
          <table:table-cell table:style-name="ce8" office:value-type="string" calcext:value-type="string">
            <text:p>Royal Soc B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Arenosa &amp; halleri wgs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8/rstb.2018.0243</text:p>
          </table:table-cell>
          <table:table-cell table:style-name="ce8" table:formula="of:=&quot;https://www.ebi.ac.uk/ena/browser/view/&quot;&amp;[.A9]" office:value-type="string" office:string-value="https://www.ebi.ac.uk/ena/browser/view/PRJNA506705" calcext:value-type="string">
            <text:p>https://www.ebi.ac.uk/ena/browser/view/PRJNA506705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office:value-type="string" calcext:value-type="string">
            <text:p>10.1101/859249</text:p>
          </table:table-cell>
          <table:table-cell table:style-name="ce8" table:formula="of:=&quot;https://www.ebi.ac.uk/ena/browser/view/&quot;&amp;[.A10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11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table:formula="of:=&quot;https://www.ebi.ac.uk/ena/browser/view/&quot;&amp;[.A12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9" table:number-columns-repeated="1011"/>
        </table:table-row>
        <table:table-row table:style-name="ro1">
          <table:table-cell table:style-name="ce16" office:value-type="string" calcext:value-type="string">
            <text:p>PRJNA45948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3]" office:value-type="string" office:string-value="https://www.ebi.ac.uk/ena/browser/view/PRJNA459481" calcext:value-type="string">
            <text:p>https://www.ebi.ac.uk/ena/browser/view/PRJNA459481</text:p>
          </table:table-cell>
          <table:table-cell table:style-name="ce9" table:number-columns-repeated="1011"/>
        </table:table-row>
        <table:table-row table:style-name="ro1">
          <table:table-cell table:style-name="ce8" office:value-type="string" calcext:value-type="string">
            <text:p>PRJNA3573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4]" office:value-type="string" office:string-value="https://www.ebi.ac.uk/ena/browser/view/PRJNA357372" calcext:value-type="string">
            <text:p>https://www.ebi.ac.uk/ena/browser/view/PRJNA357372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table:formula="of:=&quot;https://www.ebi.ac.uk/ena/browser/view/&quot;&amp;[.A15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table:formula="of:=&quot;https://www.ebi.ac.uk/ena/browser/view/&quot;&amp;[.A16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table:formula="of:=&quot;https://www.ebi.ac.uk/ena/browser/view/&quot;&amp;[.A17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1"/>
        </table:table-row>
        <table:table-row table:style-name="ro1">
          <table:table-cell table:style-name="ce16" office:value-type="string" calcext:value-type="string">
            <text:p>PRJEB220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thaliana</text:p>
          </table:table-cell>
          <table:table-cell table:style-name="ce8" office:value-type="string" calcext:value-type="string">
            <text:p>Parker et al.</text:p>
          </table:table-cell>
          <table:table-cell table:style-name="ce8" office:value-type="string" calcext:value-type="string">
            <text:p>Sci Rep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proof of concept field sequencing of 2 ath &amp; lyrat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nodownia, Wales, UK</text:p>
          </table:table-cell>
          <table:table-cell table:style-name="ce8" office:value-type="string" calcext:value-type="string">
            <text:p>short read wgs + minion</text:p>
          </table:table-cell>
          <table:table-cell table:style-name="ce8" office:value-type="string" calcext:value-type="string">
            <text:p>10.1038/s41598-017-08461-5</text:p>
          </table:table-cell>
          <table:table-cell table:style-name="ce8" table:formula="of:=&quot;https://www.ebi.ac.uk/ena/browser/view/&quot;&amp;[.A18]" office:value-type="string" office:string-value="https://www.ebi.ac.uk/ena/browser/view/PRJEB22018" calcext:value-type="string">
            <text:p>https://www.ebi.ac.uk/ena/browser/view/PRJEB22018</text:p>
          </table:table-cell>
          <table:table-cell table:style-name="ce9" table:number-columns-repeated="1011"/>
        </table:table-row>
        <table:table-row table:style-name="ro1">
          <table:table-cell table:style-name="ce16" office:value-type="string" calcext:value-type="string">
            <text:p>PRJNA49322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, arenosa, neglecta</text:p>
          </table:table-cell>
          <table:table-cell table:style-name="ce8" office:value-type="string" calcext:value-type="string">
            <text:p>Guggisberg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lyrata wgs on serpentine so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Bohemian Massif (CZ/AT)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930</text:p>
          </table:table-cell>
          <table:table-cell table:style-name="ce8" table:formula="of:=&quot;https://www.ebi.ac.uk/ena/browser/view/&quot;&amp;[.A19]" office:value-type="string" office:string-value="https://www.ebi.ac.uk/ena/browser/view/PRJNA493227" calcext:value-type="string">
            <text:p>https://www.ebi.ac.uk/ena/browser/view/PRJNA49322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table:formula="of:=&quot;https://www.ebi.ac.uk/ena/browser/view/&quot;&amp;[.A20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1"/>
        </table:table-row>
        <table:table-row table:style-name="ro1">
          <table:table-cell table:style-name="ce16" office:value-type="string" calcext:value-type="string">
            <text:p>PRJNA28837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ould et al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some north american lines, some from stock cente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3643</text:p>
          </table:table-cell>
          <table:table-cell table:style-name="ce8" table:formula="of:=&quot;https://www.ebi.ac.uk/ena/browser/view/&quot;&amp;[.A21]" office:value-type="string" office:string-value="https://www.ebi.ac.uk/ena/browser/view/PRJNA288374" calcext:value-type="string">
            <text:p>https://www.ebi.ac.uk/ena/browser/view/PRJNA288374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1231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ünther et al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Five poolseq pops in paired alpine valleys &amp; mountain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thern Italy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1111/mec.13705</text:p>
          </table:table-cell>
          <table:table-cell table:style-name="ce8" table:formula="of:=&quot;https://www.ebi.ac.uk/ena/browser/view/&quot;&amp;[.A22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table:formula="of:=&quot;https://www.ebi.ac.uk/ena/browser/view/&quot;&amp;[.A23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 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107</text:p>
          </table:table-cell>
          <table:table-cell table:style-name="ce8" table:formula="of:=&quot;https://www.ebi.ac.uk/ena/browser/view/&quot;&amp;[.A24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table:formula="of:=&quot;https://www.ebi.ac.uk/ena/browser/view/&quot;&amp;[.A25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table:formula="of:=&quot;https://www.ebi.ac.uk/ena/browser/view/&quot;&amp;[.A26]" office:value-type="string" office:string-value="https://www.ebi.ac.uk/ena/browser/view/PRJNA293798" calcext:value-type="string">
            <text:p>https://www.ebi.ac.uk/ena/browser/view/PRJNA2937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816964115</text:p>
          </table:table-cell>
          <table:table-cell table:style-name="ce8" table:formula="of:=&quot;https://www.ebi.ac.uk/ena/browser/view/&quot;&amp;[.A27]" office:value-type="string" office:string-value="https://www.ebi.ac.uk/ena/browser/view/PRJNA506760" calcext:value-type="string">
            <text:p>https://www.ebi.ac.uk/ena/browser/view/PRJNA50676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table:formula="of:=&quot;https://www.ebi.ac.uk/ena/browser/view/&quot;&amp;[.A28]" office:value-type="string" office:string-value="https://www.ebi.ac.uk/ena/browser/view/SRP103198" calcext:value-type="string">
            <text:p>https://www.ebi.ac.uk/ena/browser/view/SRP10319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office:value-type="string" calcext:value-type="string">
            <text:p>10.1093/molbev/msx300</text:p>
          </table:table-cell>
          <table:table-cell table:style-name="ce8" table:formula="of:=&quot;https://www.ebi.ac.uk/ena/browser/view/&quot;&amp;[.A29]" office:value-type="string" office:string-value="https://www.ebi.ac.uk/ena/browser/view/PRJEB23751" calcext:value-type="string">
            <text:p>https://www.ebi.ac.uk/ena/browser/view/PRJEB2375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55/2020/3236461</text:p>
          </table:table-cell>
          <table:table-cell table:style-name="ce8" table:formula="of:=&quot;https://www.ebi.ac.uk/ena/browser/view/&quot;&amp;[.A30]" office:value-type="string" office:string-value="https://www.ebi.ac.uk/ena/browser/view/PRJNA727818" calcext:value-type="string">
            <text:p>https://www.ebi.ac.uk/ena/browser/view/PRJNA727818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PRJEB4241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Shrisekar et al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Gautam’s NA lines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 x500, radseq x 2800</text:p>
          </table:table-cell>
          <table:table-cell table:style-name="ce8" office:value-type="string" calcext:value-type="string">
            <text:p>10.1101/2021.01.22.427575v1</text:p>
          </table:table-cell>
          <table:table-cell table:style-name="ce8" table:formula="of:=&quot;https://www.ebi.ac.uk/ena/browser/view/&quot;&amp;[.A31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32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PRJEB2320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cant’ find the paper, seems to be from Yvonne Willi’s lab in Basel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/>
          <table:table-cell table:style-name="ce8" table:formula="of:=&quot;https://www.ebi.ac.uk/ena/browser/view/&quot;&amp;[.A33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34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35]" office:value-type="string" office:string-value="https://www.ebi.ac.uk/ena/browser/view/PRJEB18647" calcext:value-type="string">
            <text:p>https://www.ebi.ac.uk/ena/browser/view/PRJEB1864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PRJEB24619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Exposito-Alonso et al</text:p>
          </table:table-cell>
          <table:table-cell office:value-type="string" calcext:value-type="string">
            <text:p>Plos Ge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erbarium samples from US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ort read wgs of modern &amp; herbarium samples</text:p>
          </table:table-cell>
          <table:table-cell office:value-type="string" calcext:value-type="string">
            <text:p>10.1371/journal.pgen.1007155 </text:p>
          </table:table-cell>
          <table:table-cell table:formula="of:=&quot;https://www.ebi.ac.uk/ena/browser/view/&quot;&amp;[.A36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37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JEB31530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Regalado et al.</text:p>
          </table:table-cell>
          <table:table-cell office:value-type="string" calcext:value-type="string">
            <text:p>ISME Journ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etagenomes from many plants from 4 SW DE localiti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W germany</text:p>
          </table:table-cell>
          <table:table-cell office:value-type="string" calcext:value-type="string">
            <text:p>metagenomes with plant deenrichment, probably not useful.</text:p>
          </table:table-cell>
          <table:table-cell office:value-type="string" calcext:value-type="string">
            <text:p>10.1038/s41396-020-0665-8</text:p>
          </table:table-cell>
          <table:table-cell table:formula="of:=&quot;https://www.ebi.ac.uk/ena/browser/view/&quot;&amp;[.A38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38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0:21:54.35760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9T08:44:00.335010756</dc:date>
    <meta:editing-duration>P1DT7H15M31S</meta:editing-duration>
    <meta:editing-cycles>25</meta:editing-cycles>
    <meta:generator>LibreOffice/7.0.4.2$Linux_X86_64 LibreOffice_project/00$Build-2</meta:generator>
    <meta:document-statistic meta:table-count="1" meta:cell-count="478" meta:object-count="0"/>
  </office:meta>
</office:document-meta>
</file>